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2.9799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0.2327in"/>
    </style:style>
    <style:style style:name="co8" style:family="table-column">
      <style:table-column-properties fo:break-before="auto" style:column-width="0.8201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8646in" fo:break-before="auto" style:use-optimal-row-height="false"/>
    </style:style>
    <style:style style:name="ro7" style:family="table-row">
      <style:table-row-properties style:row-height="0.9638in" fo:break-before="auto" style:use-optimal-row-height="true"/>
    </style:style>
    <style:style style:name="ro8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7665in" fo:break-before="auto" style:use-optimal-row-height="true"/>
    </style:style>
    <style:style style:name="ro10" style:family="table-row">
      <style:table-row-properties style:row-height="1.5134in" fo:break-before="auto" style:use-optimal-row-height="true"/>
    </style:style>
    <style:style style:name="ro11" style:family="table-row">
      <style:table-row-properties style:row-height="1.3264in" fo:break-before="auto" style:use-optimal-row-height="true"/>
    </style:style>
    <style:style style:name="ro12" style:family="table-row">
      <style:table-row-properties style:row-height="1.1398in" fo:break-before="auto" style:use-optimal-row-height="true"/>
    </style:style>
    <style:style style:name="ta1" style:family="table" style:master-page-name="PageStyle_5f__23_only">
      <style:table-properties table:display="true" style:writing-mode="lr-tb"/>
    </style:style>
    <style:style style:name="ta2" style:family="table" style:master-page-name="PageStyle_5f__23__20__26__20_name">
      <style:table-properties table:display="true" style:writing-mode="lr-tb"/>
    </style:style>
    <style:style style:name="ta3" style:family="table" style:master-page-name="PageStyle_5f_key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per 58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#only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2"/>
        <table:table-column table:style-name="co3" table:number-columns-repeated="1020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I have 1000’s of tadpoles living on the deck that I feed.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en I was a kid I made a 25 foot long gum wrapper chain all from the same brand of bubble gum.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I played the alto saxophone.</text:p>
          </table:table-cell>
          <table:table-cell table:number-columns-repeated="102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I have traveled to Russia twice.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 was born in the town in which the most famous branch of the Dunder Mifflin Paper Company, Inc. is located.</text:p>
          </table:table-cell>
          <table:table-cell table:number-columns-repeated="1022"/>
        </table:table-row>
        <table:table-row table:style-name="ro4">
          <table:table-cell office:value-type="float" office:value="6">
            <text:p>6</text:p>
          </table:table-cell>
          <table:table-cell table:style-name="ce3" office:value-type="string">
            <text:p>Two of my relatives signed the Mayflower Compact – John Billington and Stephen Hopkins.  John Billington was the first execution in the Plymouth colony (hanged for murder). </text:p>
          </table:table-cell>
          <table:table-cell table:number-columns-repeated="1022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string">
            <text:p>I was born on an island.</text:p>
          </table:table-cell>
          <table:table-cell table:number-columns-repeated="102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I have skydived 15,000 ft. </text:p>
          </table:table-cell>
          <table:table-cell table:number-columns-repeated="1022"/>
        </table:table-row>
        <table:table-row table:style-name="ro3">
          <table:table-cell office:value-type="float" office:value="9">
            <text:p>9</text:p>
          </table:table-cell>
          <table:table-cell table:style-name="ce3" office:value-type="string">
            <text:p>I can touch my tongue to my nose.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I’ve been detained by the authorities in Cuba and Bolivia.</text:p>
          </table:table-cell>
          <table:table-cell table:number-columns-repeated="1022"/>
        </table:table-row>
        <table:table-row table:style-name="ro5">
          <table:table-cell office:value-type="float" office:value="11">
            <text:p>11</text:p>
          </table:table-cell>
          <table:table-cell table:style-name="ce4" office:value-type="string">
            <text:p>I recently learned that pickles are cucumbers.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string">
            <text:p>I have traveled to the “Ghost” airport on Cyprus – airport only recognized by the country of Turkey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string">
            <text:p>I was the proud owner/wearer of a powder blue leisure suit with contrasting navy stitching in high school.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In my senior year of HS, I was the lead in the fall comedy and the spring musical.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string">
            <text:p>Entered a competitive art show, was awarded first, second, and third place (and yes, other people had entered!) </text:p>
          </table:table-cell>
          <table:table-cell table:number-columns-repeated="1022"/>
        </table:table-row>
        <table:table-row table:style-name="ro3">
          <table:table-cell office:value-type="float" office:value="16">
            <text:p>16</text:p>
          </table:table-cell>
          <table:table-cell table:style-name="ce3" office:value-type="string">
            <text:p>I’ve cracked my skull twice.</text:p>
          </table:table-cell>
          <table:table-cell table:number-columns-repeated="1022"/>
        </table:table-row>
        <table:table-row table:style-name="ro3">
          <table:table-cell office:value-type="float" office:value="17">
            <text:p>17</text:p>
          </table:table-cell>
          <table:table-cell table:style-name="ce3" office:value-type="string">
            <text:p>I won a state championship in basketball.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string">
            <text:p>I attended three Star Wars Celebration conventions in costume.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string">
            <text:p>I’ve performed in a production of The Nutcracker by a ballet company of a large city.</text:p>
          </table:table-cell>
          <table:table-cell table:number-columns-repeated="1022"/>
        </table:table-row>
        <table:table-row table:style-name="ro6">
          <table:table-cell office:value-type="float" office:value="20">
            <text:p>20</text:p>
          </table:table-cell>
          <table:table-cell table:style-name="ce3" office:value-type="string">
            <text:p>As a youth, I was an avid builder of plastic models (cars, airplanes). I and a younger brother won first place at a contest and pooled the winnings to buy an Atari 2600.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string">
            <text:p>I have bungy jumped over the Kawarau River in Queenstown, New Zealand.</text:p>
          </table:table-cell>
          <table:table-cell table:number-columns-repeated="1022"/>
        </table:table-row>
        <table:table-row table:style-name="ro7">
          <table:table-cell office:value-type="float" office:value="22">
            <text:p>22</text:p>
          </table:table-cell>
          <table:table-cell table:style-name="ce3" office:value-type="string">
            <text:p>Received FCC 3<text:span text:style-name="T1">rd</text:span><text:span text:style-name="T2"> Class </text:span><text:span text:style-name="T2">Radio Engineer license at </text:span><text:span text:style-name="T2">age 16.Received FCC 3</text:span><text:span text:style-name="T1">rd</text:span><text:span text:style-name="T2"> </text:span><text:span text:style-name="T2">Class Radio Engineer </text:span><text:span text:style-name="T2">license at age 16.Received </text:span><text:span text:style-name="T2">FCC 3</text:span><text:span text:style-name="T1">rd</text:span><text:span text:style-name="T2"> Class Radio </text:span><text:span text:style-name="T2">Engineer license at age 16.</text:span>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table:style-name="ce3" office:value-type="string">
            <text:p>Among the branches of my family trees are a convicted witch, a musketeer, and the inventor of the Ferris Wheel.</text:p>
          </table:table-cell>
          <table:table-cell table:number-columns-repeated="1022"/>
        </table:table-row>
        <table:table-row table:style-name="ro4">
          <table:table-cell office:value-type="float" office:value="24">
            <text:p>24</text:p>
          </table:table-cell>
          <table:table-cell table:style-name="ce3" office:value-type="string">
            <text:p>I have personally viewed an F1 tornado from less than a quarter mile away, slept through an earthquake, rode out a hurricane, and been within 100 feet of a lightning strike.</text:p>
          </table:table-cell>
          <table:table-cell table:number-columns-repeated="1022"/>
        </table:table-row>
        <table:table-row table:style-name="ro3">
          <table:table-cell office:value-type="float" office:value="25">
            <text:p>25</text:p>
          </table:table-cell>
          <table:table-cell table:style-name="ce3" office:value-type="string">
            <text:p>I can say/sing the ABCs backwards.</text:p>
          </table:table-cell>
          <table:table-cell table:number-columns-repeated="1022"/>
        </table:table-row>
        <table:table-row table:style-name="ro3">
          <table:table-cell office:value-type="float" office:value="26">
            <text:p>26</text:p>
          </table:table-cell>
          <table:table-cell table:style-name="ce3" office:value-type="string">
            <text:p>I have two different color eyes.</text:p>
          </table:table-cell>
          <table:table-cell table:number-columns-repeated="1022"/>
        </table:table-row>
        <table:table-row table:style-name="ro3">
          <table:table-cell office:value-type="float" office:value="27">
            <text:p>27</text:p>
          </table:table-cell>
          <table:table-cell table:style-name="ce3" office:value-type="string">
            <text:p>I am a pinball ace.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ohnny Carson and I are from the same home town.</text:p>
          </table:table-cell>
          <table:table-cell table:number-columns-repeated="1022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I have performed for two Presidents.</text:p>
          </table:table-cell>
          <table:table-cell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 have 5 dogs at my house.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I was obsessed with Doctor Who as a child. </text:p>
          </table:table-cell>
          <table:table-cell table:number-columns-repeated="102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<text:s/>I was born at Midway Hospital in St Paul.</text:p>
          </table:table-cell>
          <table:table-cell table:number-columns-repeated="1022"/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string">
            <text:p><text:s/>I have an extra sacral vertebrae (a tail?)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My grandfather was a chief of police and an FBI agent.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string">
            <text:p>Enjoyed a delightful stay on the Mediterranean coast with a former officer of the Nazi SS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 have been vegan for 20 yrs (now vegetarian).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I have always lived no more than 13 miles away from the house where I grew up. </text:p>
          </table:table-cell>
          <table:table-cell table:number-columns-repeated="1022"/>
        </table:table-row>
        <table:table-row table:style-name="ro3">
          <table:table-cell office:value-type="float" office:value="10">
            <text:p>10</text:p>
          </table:table-cell>
          <table:table-cell table:style-name="ce3" office:value-type="string">
            <text:p>I had a pet ball python for many years. </text:p>
          </table:table-cell>
          <table:table-cell table:number-columns-repeated="1022"/>
        </table:table-row>
        <table:table-row table:style-name="ro3">
          <table:table-cell office:value-type="float" office:value="11">
            <text:p>11</text:p>
          </table:table-cell>
          <table:table-cell table:style-name="ce4" office:value-type="string">
            <text:p>I have a superfluous third nipple.</text:p>
          </table:table-cell>
          <table:table-cell table:number-columns-repeated="1022"/>
        </table:table-row>
        <table:table-row table:style-name="ro3">
          <table:table-cell office:value-type="float" office:value="12">
            <text:p>12</text:p>
          </table:table-cell>
          <table:table-cell table:style-name="ce3" office:value-type="string">
            <text:p>Am a Level I Certified Lacrosse Coach.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string">
            <text:p>I was in Paris to see Lance Armstrong “win” his seventh Tour de France.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I’ve visited 18 different islands in the Caribbean.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string">
            <text:p>I did a year of service each with AmeriCorps and Lutheran Volunteer Corp after college.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string">
            <text:p>My grandfather worked on the Naval Tactical Data System as a Data Systems Technician in the Navy.</text:p>
          </table:table-cell>
          <table:table-cell table:number-columns-repeated="1022"/>
        </table:table-row>
        <table:table-row table:style-name="ro3">
          <table:table-cell office:value-type="float" office:value="21">
            <text:p>21</text:p>
          </table:table-cell>
          <table:table-cell table:style-name="ce3" office:value-type="string">
            <text:p>I have performed in Mardi Gras parades.</text:p>
          </table:table-cell>
          <table:table-cell table:number-columns-repeated="1022"/>
        </table:table-row>
        <table:table-row table:style-name="ro3">
          <table:table-cell office:value-type="float" office:value="22">
            <text:p>22</text:p>
          </table:table-cell>
          <table:table-cell table:style-name="ce3" office:value-type="string">
            <text:p>Captain of college rugby team.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string">
            <text:p>I was crushed when my parents wouldn’t name my sister Cinderella.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string">
            <text:p>I extended a vacation for two days in order to work a cattle drive.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table:style-name="ce3" office:value-type="string">
            <text:p>I have been snorkeling in the Silfra Fissure in Iceland (where the water temperature is 35F/2C).</text:p>
          </table:table-cell>
          <table:table-cell table:number-columns-repeated="1022"/>
        </table:table-row>
        <table:table-row table:style-name="ro3">
          <table:table-cell office:value-type="float" office:value="26">
            <text:p>26</text:p>
          </table:table-cell>
          <table:table-cell table:style-name="ce3" office:value-type="string">
            <text:p>I was in Germany over 9/11.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string">
            <text:p>I spent my summers as a kid jumping hay bales on a dirt bike.</text:p>
          </table:table-cell>
          <table:table-cell table:number-columns-repeated="1022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I have been in the pit during a Nascar Race.</text:p>
          </table:table-cell>
          <table:table-cell table:number-columns-repeated="1022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I have shaken hands with Neil Armstrong.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string">
            <text:p><text:s/>I unknowingly set the record for number of bowls of spaghetti eaten at Mangoni’s Restaurant on all-you-can-eat Tuesday.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string">
            <text:p>My grandfather was awarded a Purple Heart in WWII for having his right leg blown off by a bomb.  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I converted my front lawn to a vegetable garden and had a blog about it.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string">
            <text:p>I was in a rock band in HS and college and recorded original songs in a recording studio.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5"/>
          <table:table-cell table:number-columns-repeated="1022"/>
        </table:table-row>
        <table:table-row table:style-name="ro8">
          <table:table-cell/>
          <table:table-cell table:style-name="ce1"/>
          <table:table-cell table:number-columns-repeated="1022"/>
        </table:table-row>
        <table:table-row table:style-name="ro8">
          <table:table-cell/>
          <table:table-cell table:style-name="ce5"/>
          <table:table-cell table:number-columns-repeated="1022"/>
        </table:table-row>
        <table:table-row table:style-name="ro8" table:number-rows-repeated="2">
          <table:table-cell/>
          <table:table-cell table:style-name="ce1"/>
          <table:table-cell table:number-columns-repeated="1022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 table:style-name="ce1"/>
          <table:table-cell table:number-columns-repeated="1022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1"/>
          <table:table-cell table:number-columns-repeated="1022"/>
        </table:table-row>
        <table:table-row table:style-name="ro8" table:number-rows-repeated="104850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# &amp; name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number-columns-repeated="1021" table:default-cell-style-name="Excel_20_Built-in_20_Normal"/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Anna</text:p>
          </table:table-cell>
          <table:table-cell table:style-name="ce2" office:value-type="string">
            <text:p>I have 1000’s of tadpoles living on the deck that I feed.</text:p>
          </table:table-cell>
          <table:table-cell table:number-columns-repeated="1021"/>
        </table:table-row>
        <table:table-row table:style-name="ro9">
          <table:table-cell table:style-name="ce1" office:value-type="float" office:value="2">
            <text:p>2</text:p>
          </table:table-cell>
          <table:table-cell table:style-name="ce1" office:value-type="string">
            <text:p>Deb</text:p>
          </table:table-cell>
          <table:table-cell table:style-name="ce2" office:value-type="string">
            <text:p>When I was a kid I made a 25 foot long gum wrapper chain all from the same brand of bubble gum.</text:p>
          </table:table-cell>
          <table:table-cell table:number-columns-repeated="102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Rebecca D</text:p>
          </table:table-cell>
          <table:table-cell table:style-name="ce2" office:value-type="string">
            <text:p>I played the alto saxophone.</text:p>
          </table:table-cell>
          <table:table-cell table:number-columns-repeated="1021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Nancy</text:p>
          </table:table-cell>
          <table:table-cell table:style-name="ce2" office:value-type="string">
            <text:p>I have traveled to Russia twice.</text:p>
          </table:table-cell>
          <table:table-cell table:number-columns-repeated="1021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1" office:value-type="string">
            <text:p>Keith</text:p>
          </table:table-cell>
          <table:table-cell table:style-name="ce2" office:value-type="string">
            <text:p>I was born in the town in which the most famous branch of the Dunder Mifflin Paper Company, Inc. is located.</text:p>
          </table:table-cell>
          <table:table-cell table:number-columns-repeated="1021"/>
        </table:table-row>
        <table:table-row table:style-name="ro10">
          <table:table-cell table:style-name="ce1" office:value-type="float" office:value="6">
            <text:p>6</text:p>
          </table:table-cell>
          <table:table-cell table:style-name="ce1" office:value-type="string">
            <text:p>Shannon</text:p>
          </table:table-cell>
          <table:table-cell table:style-name="ce3" office:value-type="string">
            <text:p>Two of my relatives signed the Mayflower Compact – John Billington and Stephen Hopkins.  John Billington was the first execution in the Plymouth colony (hanged for murder). </text:p>
          </table:table-cell>
          <table:table-cell table:number-columns-repeated="1021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string">
            <text:p>Marc</text:p>
          </table:table-cell>
          <table:table-cell table:style-name="ce3" office:value-type="string">
            <text:p>I was born on an island.</text:p>
          </table:table-cell>
          <table:table-cell table:number-columns-repeated="1021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string">
            <text:p>Ortalyah</text:p>
          </table:table-cell>
          <table:table-cell table:style-name="ce2" office:value-type="string">
            <text:p>I have skydived 15,000 ft. </text:p>
          </table:table-cell>
          <table:table-cell table:number-columns-repeated="1021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string">
            <text:p>Angela</text:p>
          </table:table-cell>
          <table:table-cell table:style-name="ce3" office:value-type="string">
            <text:p>I can touch my tongue to my nose.</text:p>
          </table:table-cell>
          <table:table-cell table:number-columns-repeated="1021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Rakhi</text:p>
          </table:table-cell>
          <table:table-cell table:style-name="ce3" office:value-type="string">
            <text:p>I’ve been detained by the authorities in Cuba and Bolivia.</text:p>
          </table:table-cell>
          <table:table-cell table:number-columns-repeated="1021"/>
        </table:table-row>
        <table:table-row table:style-name="ro5">
          <table:table-cell table:style-name="ce1" office:value-type="float" office:value="11">
            <text:p>11</text:p>
          </table:table-cell>
          <table:table-cell table:style-name="ce1" office:value-type="string">
            <text:p>Matt G</text:p>
          </table:table-cell>
          <table:table-cell table:style-name="ce4" office:value-type="string">
            <text:p>I recently learned that pickles are cucumbers.</text:p>
          </table:table-cell>
          <table:table-cell table:number-columns-repeated="1021"/>
        </table:table-row>
        <table:table-row table:style-name="ro9">
          <table:table-cell table:style-name="ce1" office:value-type="float" office:value="12">
            <text:p>12</text:p>
          </table:table-cell>
          <table:table-cell table:style-name="ce1" office:value-type="string">
            <text:p>Brian</text:p>
          </table:table-cell>
          <table:table-cell table:style-name="ce3" office:value-type="string">
            <text:p>I have traveled to the “Ghost” airport on Cyprus – airport only recognized by the country of Turkey</text:p>
          </table:table-cell>
          <table:table-cell table:number-columns-repeated="1021"/>
        </table:table-row>
        <table:table-row table:style-name="ro4">
          <table:table-cell table:style-name="ce1" office:value-type="float" office:value="13">
            <text:p>13</text:p>
          </table:table-cell>
          <table:table-cell table:style-name="ce1" office:value-type="string">
            <text:p>Kevin</text:p>
          </table:table-cell>
          <table:table-cell table:style-name="ce3" office:value-type="string">
            <text:p>I was the proud owner/wearer of a powder blue leisure suit with contrasting navy stitching in high school.</text:p>
          </table:table-cell>
          <table:table-cell table:number-columns-repeated="1021"/>
        </table:table-row>
        <table:table-row table:style-name="ro9">
          <table:table-cell table:style-name="ce1" office:value-type="float" office:value="14">
            <text:p>14</text:p>
          </table:table-cell>
          <table:table-cell table:style-name="ce1" office:value-type="string">
            <text:p>Mark</text:p>
          </table:table-cell>
          <table:table-cell table:style-name="ce3" office:value-type="string">
            <text:p>In my senior year of HS, I was the lead in the fall comedy and the spring musical.</text:p>
          </table:table-cell>
          <table:table-cell table:number-columns-repeated="1021"/>
        </table:table-row>
        <table:table-row table:style-name="ro4">
          <table:table-cell table:style-name="ce1" office:value-type="float" office:value="15">
            <text:p>15</text:p>
          </table:table-cell>
          <table:table-cell table:style-name="ce1" office:value-type="string">
            <text:p>David</text:p>
          </table:table-cell>
          <table:table-cell table:style-name="ce3" office:value-type="string">
            <text:p>Entered a competitive art show, was awarded first, second, and third place (and yes, other people had entered!) </text:p>
          </table:table-cell>
          <table:table-cell table:number-columns-repeated="102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string">
            <text:p>Sara</text:p>
          </table:table-cell>
          <table:table-cell table:style-name="ce3" office:value-type="string">
            <text:p>I’ve cracked my skull twice.</text:p>
          </table:table-cell>
          <table:table-cell table:number-columns-repeated="1021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 office:value-type="string">
            <text:p>James</text:p>
          </table:table-cell>
          <table:table-cell table:style-name="ce3" office:value-type="string">
            <text:p>I won a state championship in basketball.</text:p>
          </table:table-cell>
          <table:table-cell table:number-columns-repeated="1021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string">
            <text:p>Kat</text:p>
          </table:table-cell>
          <table:table-cell table:style-name="ce3" office:value-type="string">
            <text:p>I attended three Star Wars Celebration conventions in costume.</text:p>
          </table:table-cell>
          <table:table-cell table:number-columns-repeated="1021"/>
        </table:table-row>
        <table:table-row table:style-name="ro9">
          <table:table-cell table:style-name="ce1" office:value-type="float" office:value="19">
            <text:p>19</text:p>
          </table:table-cell>
          <table:table-cell table:style-name="ce1" office:value-type="string">
            <text:p>Matt B</text:p>
          </table:table-cell>
          <table:table-cell table:style-name="ce3" office:value-type="string">
            <text:p>I’ve performed in a production of The Nutcracker by a ballet company of a large city.</text:p>
          </table:table-cell>
          <table:table-cell table:number-columns-repeated="1021"/>
        </table:table-row>
        <table:table-row table:style-name="ro11">
          <table:table-cell table:style-name="ce1" office:value-type="float" office:value="20">
            <text:p>20</text:p>
          </table:table-cell>
          <table:table-cell table:style-name="ce1" office:value-type="string">
            <text:p>Bill</text:p>
          </table:table-cell>
          <table:table-cell table:style-name="ce3" office:value-type="string">
            <text:p>As a youth, I was an avid builder of plastic models (cars, airplanes). I and a younger brother won first place at a contest and pooled the winnings to buy an Atari 2600.</text:p>
          </table:table-cell>
          <table:table-cell table:number-columns-repeated="1021"/>
        </table:table-row>
        <table:table-row table:style-name="ro9">
          <table:table-cell table:style-name="ce1" office:value-type="float" office:value="21">
            <text:p>21</text:p>
          </table:table-cell>
          <table:table-cell table:style-name="ce1" office:value-type="string">
            <text:p>Erin</text:p>
          </table:table-cell>
          <table:table-cell table:style-name="ce3" office:value-type="string">
            <text:p>I have bungy jumped over the Kawarau River in Queenstown, New Zealand.</text:p>
          </table:table-cell>
          <table:table-cell table:number-columns-repeated="1021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1" office:value-type="string">
            <text:p>Lisa</text:p>
          </table:table-cell>
          <table:table-cell table:style-name="ce3" office:value-type="string">
            <text:p>Received FCC 3<text:span text:style-name="T1">rd</text:span><text:span text:style-name="T2"> Class </text:span><text:span text:style-name="T2">Radio Engineer license at </text:span><text:span text:style-name="T2">age 16.</text:span></text:p>
          </table:table-cell>
          <table:table-cell table:number-columns-repeated="1021"/>
        </table:table-row>
        <table:table-row table:style-name="ro12">
          <table:table-cell table:style-name="ce1" office:value-type="float" office:value="23">
            <text:p>23</text:p>
          </table:table-cell>
          <table:table-cell table:style-name="ce1" office:value-type="string">
            <text:p>Rebacca</text:p>
          </table:table-cell>
          <table:table-cell table:style-name="ce3" office:value-type="string">
            <text:p>Among the branches of my family trees are a convicted witch, a musketeer, and the inventor of the Ferris Wheel.</text:p>
          </table:table-cell>
          <table:table-cell table:number-columns-repeated="1021"/>
        </table:table-row>
        <table:table-row table:style-name="ro10">
          <table:table-cell table:style-name="ce1" office:value-type="float" office:value="24">
            <text:p>24</text:p>
          </table:table-cell>
          <table:table-cell table:style-name="ce1" office:value-type="string">
            <text:p>Chris</text:p>
          </table:table-cell>
          <table:table-cell table:style-name="ce3" office:value-type="string">
            <text:p>I have personally viewed an F1 tornado from less than a quarter mile away, slept through an earthquake, rode out a hurricane, and been within 100 feet of a lightning strike.</text:p>
          </table:table-cell>
          <table:table-cell table:number-columns-repeated="1021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string">
            <text:p>Laura</text:p>
          </table:table-cell>
          <table:table-cell table:style-name="ce3" office:value-type="string">
            <text:p>I can say/sing the ABCs backwards.</text:p>
          </table:table-cell>
          <table:table-cell table:number-columns-repeated="1021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Denise</text:p>
          </table:table-cell>
          <table:table-cell table:style-name="ce3" office:value-type="string">
            <text:p>I have two different color eyes.</text:p>
          </table:table-cell>
          <table:table-cell table:number-columns-repeated="1021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1" office:value-type="string">
            <text:p>Tracey</text:p>
          </table:table-cell>
          <table:table-cell table:style-name="ce3" office:value-type="string">
            <text:p>I am a pinball ace.</text:p>
          </table:table-cell>
          <table:table-cell table:number-columns-repeated="1021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 office:value-type="string">
            <text:p>Ann</text:p>
          </table:table-cell>
          <table:table-cell table:style-name="ce2" office:value-type="string">
            <text:p>Johnny Carson and I are from the same home town.</text:p>
          </table:table-cell>
          <table:table-cell table:number-columns-repeated="1021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string">
            <text:p>Lotta</text:p>
          </table:table-cell>
          <table:table-cell table:style-name="ce2" office:value-type="string">
            <text:p>I have performed for two Presidents.</text:p>
          </table:table-cell>
          <table:table-cell table:number-columns-repeated="1021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Anna</text:p>
          </table:table-cell>
          <table:table-cell table:style-name="ce2" office:value-type="string">
            <text:p>I have 5 dogs at my house.</text:p>
          </table:table-cell>
          <table:table-cell table:number-columns-repeated="102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Rebecca D</text:p>
          </table:table-cell>
          <table:table-cell table:style-name="ce2" office:value-type="string">
            <text:p>I was obsessed with Doctor Who as a child. </text:p>
          </table:table-cell>
          <table:table-cell table:number-columns-repeated="1021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Nancy</text:p>
          </table:table-cell>
          <table:table-cell table:style-name="ce2" office:value-type="string">
            <text:p><text:s/>I was born at Midway Hospital in St Paul.</text:p>
          </table:table-cell>
          <table:table-cell table:number-columns-repeated="102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Keith</text:p>
          </table:table-cell>
          <table:table-cell table:style-name="ce3" office:value-type="string">
            <text:p><text:s/>I have an extra sacral vertebrae (a tail?)</text:p>
          </table:table-cell>
          <table:table-cell table:number-columns-repeated="1021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Shannon</text:p>
          </table:table-cell>
          <table:table-cell table:style-name="ce3" office:value-type="string">
            <text:p>My grandfather was a chief of police and an FBI agent.</text:p>
          </table:table-cell>
          <table:table-cell table:number-columns-repeated="1021"/>
        </table:table-row>
        <table:table-row table:style-name="ro9">
          <table:table-cell table:style-name="ce1" office:value-type="float" office:value="7">
            <text:p>7</text:p>
          </table:table-cell>
          <table:table-cell table:style-name="ce1" office:value-type="string">
            <text:p>Marc</text:p>
          </table:table-cell>
          <table:table-cell table:style-name="ce3" office:value-type="string">
            <text:p>Enjoyed a delightful stay on the Mediterranean coast with a former officer of the Nazi SS.</text:p>
          </table:table-cell>
          <table:table-cell table:number-columns-repeated="1021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Ortalyah</text:p>
          </table:table-cell>
          <table:table-cell table:style-name="ce2" office:value-type="string">
            <text:p>I have been vegan for 20 yrs (now vegetarian).</text:p>
          </table:table-cell>
          <table:table-cell table:number-columns-repeated="1021"/>
        </table:table-row>
        <table:table-row table:style-name="ro9">
          <table:table-cell table:style-name="ce1" office:value-type="float" office:value="9">
            <text:p>9</text:p>
          </table:table-cell>
          <table:table-cell table:style-name="ce1" office:value-type="string">
            <text:p>Angela</text:p>
          </table:table-cell>
          <table:table-cell table:style-name="ce3" office:value-type="string">
            <text:p>I have always lived no more than 13 miles away from the house where I grew up. </text:p>
          </table:table-cell>
          <table:table-cell table:number-columns-repeated="1021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Rakhi</text:p>
          </table:table-cell>
          <table:table-cell table:style-name="ce3" office:value-type="string">
            <text:p><text:s/>I had a pet ball python for many years. </text:p>
          </table:table-cell>
          <table:table-cell table:number-columns-repeated="1021"/>
        </table:table-row>
        <table:table-row table:style-name="ro5">
          <table:table-cell table:style-name="ce1" office:value-type="float" office:value="11">
            <text:p>11</text:p>
          </table:table-cell>
          <table:table-cell table:style-name="ce1" office:value-type="string">
            <text:p>Matt G</text:p>
          </table:table-cell>
          <table:table-cell table:style-name="ce4" office:value-type="string">
            <text:p>I have a superfluous third nipple.</text:p>
          </table:table-cell>
          <table:table-cell table:number-columns-repeated="1021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string">
            <text:p>Brian</text:p>
          </table:table-cell>
          <table:table-cell table:style-name="ce3" office:value-type="string">
            <text:p>Am a Level I Certified Lacrosse Coach.</text:p>
          </table:table-cell>
          <table:table-cell table:number-columns-repeated="1021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Kevin</text:p>
          </table:table-cell>
          <table:table-cell table:style-name="ce3" office:value-type="string">
            <text:p>I was in Paris to see Lance Armstrong “win” his seventh Tour de France.</text:p>
          </table:table-cell>
          <table:table-cell table:number-columns-repeated="1021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string">
            <text:p>Mark</text:p>
          </table:table-cell>
          <table:table-cell table:style-name="ce3" office:value-type="string">
            <text:p>I’ve visited 18 different islands in the Caribbean.</text:p>
          </table:table-cell>
          <table:table-cell table:number-columns-repeated="1021"/>
        </table:table-row>
        <table:table-row table:style-name="ro9">
          <table:table-cell table:style-name="ce1" office:value-type="float" office:value="18">
            <text:p>18</text:p>
          </table:table-cell>
          <table:table-cell table:style-name="ce1" office:value-type="string">
            <text:p>Kat</text:p>
          </table:table-cell>
          <table:table-cell table:style-name="ce3" office:value-type="string">
            <text:p>I did a year of service each with AmeriCorps and Lutheran Volunteer Corp after college.</text:p>
          </table:table-cell>
          <table:table-cell table:number-columns-repeated="1021"/>
        </table:table-row>
        <table:table-row table:style-name="ro9">
          <table:table-cell table:style-name="ce1" office:value-type="float" office:value="19">
            <text:p>19</text:p>
          </table:table-cell>
          <table:table-cell table:style-name="ce1" office:value-type="string">
            <text:p>Matt B</text:p>
          </table:table-cell>
          <table:table-cell table:style-name="ce3" office:value-type="string">
            <text:p>My grandfather worked on the Naval Tactical Data System as a Data Systems Technician in the Navy.</text:p>
          </table:table-cell>
          <table:table-cell table:number-columns-repeated="1021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string">
            <text:p>Erin</text:p>
          </table:table-cell>
          <table:table-cell table:style-name="ce3" office:value-type="string">
            <text:p>I have performed in Mardi Gras parades.</text:p>
          </table:table-cell>
          <table:table-cell table:number-columns-repeated="1021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string">
            <text:p>Lisa</text:p>
          </table:table-cell>
          <table:table-cell table:style-name="ce3" office:value-type="string">
            <text:p>Captain of college rugby team.</text:p>
          </table:table-cell>
          <table:table-cell table:number-columns-repeated="1021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1" office:value-type="string">
            <text:p>Rebacca</text:p>
          </table:table-cell>
          <table:table-cell table:style-name="ce3" office:value-type="string">
            <text:p>I was crushed when my parents wouldn’t name my sister Cinderella.</text:p>
          </table:table-cell>
          <table:table-cell table:number-columns-repeated="1021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string">
            <text:p>Chris</text:p>
          </table:table-cell>
          <table:table-cell table:style-name="ce3" office:value-type="string">
            <text:p>I extended a vacation for two days in order to work a cattle drive.</text:p>
          </table:table-cell>
          <table:table-cell table:number-columns-repeated="1021"/>
        </table:table-row>
        <table:table-row table:style-name="ro9">
          <table:table-cell table:style-name="ce1" office:value-type="float" office:value="25">
            <text:p>25</text:p>
          </table:table-cell>
          <table:table-cell table:style-name="ce1" office:value-type="string">
            <text:p>Laura</text:p>
          </table:table-cell>
          <table:table-cell table:style-name="ce3" office:value-type="string">
            <text:p>I have been snorkeling in the Silfra Fissure in Iceland (where the water temperature is 35F/2C).</text:p>
          </table:table-cell>
          <table:table-cell table:number-columns-repeated="1021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Denise</text:p>
          </table:table-cell>
          <table:table-cell table:style-name="ce3" office:value-type="string">
            <text:p>I was in Germany over 9/11.</text:p>
          </table:table-cell>
          <table:table-cell table:number-columns-repeated="1021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1" office:value-type="string">
            <text:p>Tracey</text:p>
          </table:table-cell>
          <table:table-cell table:style-name="ce3" office:value-type="string">
            <text:p>I spent my summers as a kid jumping hay bales on a dirt bike.</text:p>
          </table:table-cell>
          <table:table-cell table:number-columns-repeated="1021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string">
            <text:p>Ann</text:p>
          </table:table-cell>
          <table:table-cell table:style-name="ce2" office:value-type="string">
            <text:p>I have been in the pit during a Nascar Race.</text:p>
          </table:table-cell>
          <table:table-cell table:number-columns-repeated="1021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string">
            <text:p>Lotta</text:p>
          </table:table-cell>
          <table:table-cell table:style-name="ce2" office:value-type="string">
            <text:p>I have shaken hands with Neil Armstrong.</text:p>
          </table:table-cell>
          <table:table-cell table:number-columns-repeated="1021"/>
        </table:table-row>
        <table:table-row table:style-name="ro12">
          <table:table-cell table:style-name="ce1" office:value-type="float" office:value="5">
            <text:p>5</text:p>
          </table:table-cell>
          <table:table-cell table:style-name="ce1" office:value-type="string">
            <text:p>Keith</text:p>
          </table:table-cell>
          <table:table-cell table:style-name="ce3" office:value-type="string">
            <text:p><text:s/>I unknowingly set the record for number of bowls of spaghetti eaten at Mangoni’s Restaurant on all-you-can-eat Tuesday.</text:p>
          </table:table-cell>
          <table:table-cell table:number-columns-repeated="1021"/>
        </table:table-row>
        <table:table-row table:style-name="ro9">
          <table:table-cell table:style-name="ce1" office:value-type="float" office:value="6">
            <text:p>6</text:p>
          </table:table-cell>
          <table:table-cell table:style-name="ce1" office:value-type="string">
            <text:p>Shannon</text:p>
          </table:table-cell>
          <table:table-cell table:style-name="ce3" office:value-type="string">
            <text:p>My grandfather was awarded a Purple Heart in WWII for having his right leg blown off by a bomb.  </text:p>
          </table:table-cell>
          <table:table-cell table:number-columns-repeated="1021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Rakhi</text:p>
          </table:table-cell>
          <table:table-cell table:style-name="ce3" office:value-type="string">
            <text:p>I converted my front lawn to a vegetable garden and had a blog about it.</text:p>
          </table:table-cell>
          <table:table-cell table:number-columns-repeated="1021"/>
        </table:table-row>
        <table:table-row table:style-name="ro9">
          <table:table-cell table:style-name="ce1" office:value-type="float" office:value="14">
            <text:p>14</text:p>
          </table:table-cell>
          <table:table-cell table:style-name="ce1" office:value-type="string">
            <text:p>Mark</text:p>
          </table:table-cell>
          <table:table-cell table:style-name="ce3" office:value-type="string">
            <text:p>I was in a rock band in HS and college and recorded original songs in a recording studio.</text:p>
          </table:table-cell>
          <table:table-cell table:number-columns-repeated="1021"/>
        </table:table-row>
        <table:table-row table:style-name="ro8" table:number-rows-repeated="104851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key" table:style-name="ta3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number-columns-repeated="1022" table:default-cell-style-name="Excel_20_Built-in_20_Normal"/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Anna</text:p>
          </table:table-cell>
          <table:table-cell table:number-columns-repeated="102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Deb</text:p>
          </table:table-cell>
          <table:table-cell table:number-columns-repeated="1022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string">
            <text:p>Rebecca D</text:p>
          </table:table-cell>
          <table:table-cell table:number-columns-repeated="102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" office:value-type="string">
            <text:p>Nancy</text:p>
          </table:table-cell>
          <table:table-cell table:number-columns-repeated="1022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string">
            <text:p>Keith</text:p>
          </table:table-cell>
          <table:table-cell table:number-columns-repeated="102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string">
            <text:p>Shannon</text:p>
          </table:table-cell>
          <table:table-cell table:number-columns-repeated="102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string">
            <text:p>Marc</text:p>
          </table:table-cell>
          <table:table-cell table:number-columns-repeated="1022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string">
            <text:p>Ortalyah</text:p>
          </table:table-cell>
          <table:table-cell table:number-columns-repeated="1022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1" office:value-type="string">
            <text:p>Angela</text:p>
          </table:table-cell>
          <table:table-cell table:number-columns-repeated="1022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string">
            <text:p>Rakhi</text:p>
          </table:table-cell>
          <table:table-cell table:number-columns-repeated="1022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string">
            <text:p>Matt G</text:p>
          </table:table-cell>
          <table:table-cell table:number-columns-repeated="1022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1" office:value-type="string">
            <text:p>Brian</text:p>
          </table:table-cell>
          <table:table-cell table:number-columns-repeated="1022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string">
            <text:p>Kevin</text:p>
          </table:table-cell>
          <table:table-cell table:number-columns-repeated="1022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string">
            <text:p>Mark</text:p>
          </table:table-cell>
          <table:table-cell table:number-columns-repeated="1022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1" office:value-type="string">
            <text:p>David</text:p>
          </table:table-cell>
          <table:table-cell table:number-columns-repeated="1022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1" office:value-type="string">
            <text:p>Sara</text:p>
          </table:table-cell>
          <table:table-cell table:number-columns-repeated="1022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1" office:value-type="string">
            <text:p>James</text:p>
          </table:table-cell>
          <table:table-cell table:number-columns-repeated="1022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1" office:value-type="string">
            <text:p>Kat</text:p>
          </table:table-cell>
          <table:table-cell table:number-columns-repeated="1022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1" office:value-type="string">
            <text:p>Matt B</text:p>
          </table:table-cell>
          <table:table-cell table:number-columns-repeated="1022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1" office:value-type="string">
            <text:p>Bill</text:p>
          </table:table-cell>
          <table:table-cell table:number-columns-repeated="1022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1" office:value-type="string">
            <text:p>Erin</text:p>
          </table:table-cell>
          <table:table-cell table:number-columns-repeated="1022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1" office:value-type="string">
            <text:p>Lisa</text:p>
          </table:table-cell>
          <table:table-cell table:number-columns-repeated="1022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1" office:value-type="string">
            <text:p>Rebacca</text:p>
          </table:table-cell>
          <table:table-cell table:number-columns-repeated="1022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1" office:value-type="string">
            <text:p>Chris</text:p>
          </table:table-cell>
          <table:table-cell table:number-columns-repeated="1022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1" office:value-type="string">
            <text:p>Laura</text:p>
          </table:table-cell>
          <table:table-cell table:number-columns-repeated="1022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1" office:value-type="string">
            <text:p>Denise</text:p>
          </table:table-cell>
          <table:table-cell table:number-columns-repeated="1022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1" office:value-type="string">
            <text:p>Tracey</text:p>
          </table:table-cell>
          <table:table-cell table:number-columns-repeated="1022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1" office:value-type="string">
            <text:p>Ann</text:p>
          </table:table-cell>
          <table:table-cell table:number-columns-repeated="1022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1" office:value-type="string">
            <text:p>Lotta</text:p>
          </table:table-cell>
          <table:table-cell table:number-columns-repeated="1022"/>
        </table:table-row>
        <table:table-row table:style-name="ro8" table:number-rows-repeated="1048546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0">08/10/2020</text:date>, <text:time>11:4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3_only" style:display-name="PageStyle_#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3__20__26__20_name" style:display-name="PageStyle_# &amp; 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" style:display-name="PageStyle_ke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0T11:40:01.40</dc:date>
    <meta:document-statistic meta:table-count="3" meta:cell-count="343" meta:object-count="0"/>
    <meta:generator>OpenOffice/4.1.7$Win32 OpenOffice.org_project/417m1$Build-9800</meta:generator>
  </office:meta>
</office:document-meta>
</file>